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 fo:font-style="normal" fo:font-weight="normal"/>
    </style:style>
    <style:style style:name="P2" style:family="paragraph" style:parent-style-name="Preformatted_20_Text">
      <style:paragraph-properties fo:orphans="2" fo:widows="2"/>
    </style:style>
    <style:style style:name="P3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4" style:family="paragraph" style:parent-style-name="Preformatted_20_Text">
      <style:paragraph-properties fo:margin-top="0in" fo:margin-bottom="0.1965in" style:contextual-spacing="false" fo:orphans="2" fo:widows="2"/>
      <style:text-properties fo:font-variant="normal" fo:text-transform="none" fo:color="#000000" loext:opacity="100%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#script to find roulette dealers at the times of loss for 03/12</text:p>
      <text:p text:style-name="P1">#Argument $1 = output file</text:p>
      <text:p text:style-name="P2"/>
      <text:p text:style-name="P1">echo 0312_Dealer_schedule &gt;&gt; $1</text:p>
      <text:p text:style-name="P4">grep '05:00:00 AM\|08:00:00 AM\|02:00:00 PM\|08:00:00 PM\|11:00:00 PM' 0312_Dealer_schedule | awk -F" " '{print $1, $2, $5, $6}' &gt;&gt; $1</text:p>
      <text:p text:style-name="Text_20_body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4T09:07:47.543000000</meta:creation-date>
    <dc:date>2021-06-24T09:09:59.577000000</dc:date>
    <meta:editing-duration>PT2M12S</meta:editing-duration>
    <meta:editing-cycles>1</meta:editing-cycles>
    <meta:document-statistic meta:table-count="0" meta:image-count="0" meta:object-count="0" meta:page-count="1" meta:paragraph-count="5" meta:word-count="40" meta:character-count="255" meta:non-whitespace-character-count="218"/>
    <meta:generator>LibreOffice/7.1.3.2$Windows_X86_64 LibreOffice_project/47f78053abe362b9384784d31a6e56f8511eb1c1</meta:generator>
  </office:meta>
</office:document-meta>
</file>